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Source Code Pro" svg:font-family="'Source Code Pro'" style:font-family-generic="modern" style:font-pitch="fixed"/>
    <style:font-face style:name="Playfair Display" svg:font-family="'Playfair Display'"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Playfair Display" fo:font-size="24pt" fo:font-weight="bold" officeooo:rsid="00144bf4" officeooo:paragraph-rsid="001b37ee" style:font-size-asian="24pt" style:font-weight-asian="bold" style:font-size-complex="24pt" style:font-weight-complex="bold"/>
    </style:style>
    <style:style style:name="P2" style:family="paragraph" style:parent-style-name="Standard">
      <style:paragraph-properties fo:line-height="150%"/>
      <style:text-properties style:font-name="Playfair Display" fo:font-size="18pt" fo:font-weight="bold" officeooo:rsid="00144bf4" officeooo:paragraph-rsid="00144bf4" style:font-size-asian="18pt" style:font-weight-asian="bold" style:font-size-complex="18pt" style:font-weight-complex="bold"/>
    </style:style>
    <style:style style:name="P3" style:family="paragraph" style:parent-style-name="Standard">
      <style:paragraph-properties fo:line-height="150%"/>
      <style:text-properties style:font-name="Playfair Display" fo:font-size="14pt" fo:font-weight="bold" officeooo:rsid="00144bf4" officeooo:paragraph-rsid="00144bf4" style:font-size-asian="14pt" style:font-weight-asian="bold" style:font-size-complex="14pt" style:font-weight-complex="bold"/>
    </style:style>
    <style:style style:name="P4" style:family="paragraph" style:parent-style-name="Standard" style:list-style-name="L1">
      <style:paragraph-properties fo:line-height="150%"/>
      <style:text-properties style:font-name="Playfair Display" fo:font-weight="bold" officeooo:rsid="00144bf4" officeooo:paragraph-rsid="00144bf4" style:font-weight-asian="bold" style:font-weight-complex="bold"/>
    </style:style>
    <style:style style:name="P5" style:family="paragraph" style:parent-style-name="Standard" style:list-style-name="L1">
      <style:paragraph-properties fo:line-height="150%"/>
      <style:text-properties style:font-name="Playfair Display" fo:font-weight="bold" officeooo:rsid="00144bf4" officeooo:paragraph-rsid="002c3f4b" style:font-weight-asian="bold" style:font-weight-complex="bold"/>
    </style:style>
    <style:style style:name="P6" style:family="paragraph" style:parent-style-name="Standard" style:list-style-name="L1">
      <style:paragraph-properties fo:line-height="150%"/>
      <style:text-properties style:font-name="Playfair Display" fo:font-weight="bold" officeooo:rsid="002c3f4b" officeooo:paragraph-rsid="002c3f4b" style:font-weight-asian="bold" style:font-weight-complex="bold"/>
    </style:style>
    <style:style style:name="P7" style:family="paragraph" style:parent-style-name="Standard" style:list-style-name="L1">
      <style:paragraph-properties fo:line-height="150%"/>
      <style:text-properties style:font-name="Playfair Display" officeooo:paragraph-rsid="002c3f4b"/>
    </style:style>
    <style:style style:name="P8" style:family="paragraph" style:parent-style-name="Standard" style:list-style-name="L1">
      <style:paragraph-properties fo:line-height="150%"/>
      <style:text-properties style:font-name="Playfair Display" fo:font-style="normal" fo:font-weight="bold" officeooo:rsid="002c3f4b" officeooo:paragraph-rsid="002c3f4b" style:font-style-asian="normal" style:font-weight-asian="bold" style:font-style-complex="normal" style:font-weight-complex="bold"/>
    </style:style>
    <style:style style:name="P9" style:family="paragraph" style:parent-style-name="Standard" style:list-style-name="L1">
      <style:paragraph-properties fo:line-height="150%"/>
      <style:text-properties style:font-name="Source Sans Pro" fo:font-style="italic" officeooo:paragraph-rsid="002c3f4b" style:font-style-asian="italic" style:font-style-complex="italic"/>
    </style:style>
    <style:style style:name="P10" style:family="paragraph" style:parent-style-name="Standard" style:list-style-name="L1">
      <style:paragraph-properties fo:line-height="150%"/>
      <style:text-properties style:font-name="Source Sans Pro" fo:font-style="italic" officeooo:rsid="00144bf4" officeooo:paragraph-rsid="00144bf4" style:font-style-asian="italic" style:font-style-complex="italic"/>
    </style:style>
    <style:style style:name="P11" style:family="paragraph" style:parent-style-name="Standard" style:list-style-name="L1">
      <style:paragraph-properties fo:line-height="150%"/>
      <style:text-properties style:font-name="Source Sans Pro" fo:font-style="italic" officeooo:rsid="00144bf4" officeooo:paragraph-rsid="002c3f4b" style:font-style-asian="italic" style:font-style-complex="italic"/>
    </style:style>
    <style:style style:name="P12" style:family="paragraph" style:parent-style-name="Standard" style:list-style-name="L1">
      <style:paragraph-properties fo:line-height="150%"/>
      <style:text-properties style:font-name="Source Sans Pro" fo:font-style="italic" fo:font-weight="normal" officeooo:rsid="00144bf4" officeooo:paragraph-rsid="002c3f4b" style:font-style-asian="italic" style:font-weight-asian="normal" style:font-style-complex="italic" style:font-weight-complex="normal"/>
    </style:style>
    <style:style style:name="P13" style:family="paragraph" style:parent-style-name="Standard" style:list-style-name="L1">
      <style:paragraph-properties fo:line-height="150%"/>
      <style:text-properties style:font-name="Source Sans Pro" fo:font-style="italic" fo:font-weight="normal" officeooo:rsid="002c3f4b" officeooo:paragraph-rsid="002c3f4b" style:font-style-asian="italic" style:font-weight-asian="normal" style:font-style-complex="italic" style:font-weight-complex="normal"/>
    </style:style>
    <style:style style:name="P14" style:family="paragraph" style:parent-style-name="Standard" style:list-style-name="L1">
      <style:paragraph-properties fo:line-height="150%"/>
      <style:text-properties style:font-name="Source Sans Pro" fo:font-style="italic" fo:font-weight="normal" officeooo:rsid="002d8ec8" officeooo:paragraph-rsid="002d8ec8" style:font-style-asian="italic" style:font-weight-asian="normal" style:font-style-complex="italic" style:font-weight-complex="normal"/>
    </style:style>
    <style:style style:name="P15" style:family="paragraph" style:parent-style-name="Standard">
      <style:paragraph-properties fo:margin-left="0cm" fo:margin-right="0cm" fo:line-height="150%" fo:text-align="justify" style:justify-single-word="false" fo:text-indent="1.27cm" style:auto-text-indent="true"/>
      <style:text-properties officeooo:paragraph-rsid="00144bf4"/>
    </style:style>
    <style:style style:name="P16" style:family="paragraph" style:parent-style-name="Standard">
      <style:paragraph-properties fo:margin-left="0cm" fo:margin-right="0cm" fo:line-height="150%" fo:text-align="justify" style:justify-single-word="false" fo:text-indent="1.27cm" style:auto-text-indent="true"/>
      <style:text-properties officeooo:paragraph-rsid="001fa330"/>
    </style:style>
    <style:style style:name="P17" style:family="paragraph" style:parent-style-name="Standard">
      <style:paragraph-properties fo:margin-left="0cm" fo:margin-right="0cm" fo:line-height="150%" fo:text-indent="1.27cm" style:auto-text-indent="true"/>
      <style:text-properties style:font-name="Source Sans Pro" officeooo:rsid="00144bf4" officeooo:paragraph-rsid="00144bf4"/>
    </style:style>
    <style:style style:name="P18" style:family="paragraph" style:parent-style-name="Standard">
      <style:paragraph-properties fo:margin-left="0cm" fo:margin-right="0cm" fo:line-height="150%" fo:text-align="justify" style:justify-single-word="false" fo:text-indent="1.27cm" style:auto-text-indent="true"/>
      <style:text-properties style:font-name="Source Sans Pro" officeooo:rsid="00144bf4" officeooo:paragraph-rsid="0028dedb"/>
    </style:style>
    <style:style style:name="P19" style:family="paragraph" style:parent-style-name="Standard">
      <style:paragraph-properties fo:margin-left="0cm" fo:margin-right="0cm" fo:line-height="150%" fo:text-indent="1.27cm" style:auto-text-indent="true"/>
      <style:text-properties style:font-name="Source Sans Pro" officeooo:rsid="00144bf4" officeooo:paragraph-rsid="002c3f4b"/>
    </style:style>
    <style:style style:name="P20" style:family="paragraph" style:parent-style-name="Standard">
      <style:paragraph-properties fo:margin-left="0cm" fo:margin-right="0cm" fo:line-height="150%" fo:text-align="justify" style:justify-single-word="false" fo:text-indent="1.27cm" style:auto-text-indent="true"/>
      <style:text-properties style:font-name="Source Sans Pro" fo:font-weight="normal" officeooo:rsid="00144bf4" officeooo:paragraph-rsid="001cb723" style:font-weight-asian="normal" style:font-weight-complex="normal"/>
    </style:style>
    <style:style style:name="P21" style:family="paragraph" style:parent-style-name="Standard">
      <style:paragraph-properties fo:margin-left="0cm" fo:margin-right="0cm" fo:line-height="150%" fo:text-align="justify" style:justify-single-word="false" fo:text-indent="1.27cm" style:auto-text-indent="true"/>
      <style:text-properties style:font-name="Source Sans Pro" fo:font-style="normal" fo:font-weight="normal" officeooo:rsid="00144bf4" officeooo:paragraph-rsid="001d7fc9" style:font-style-asian="normal" style:font-weight-asian="normal" style:font-style-complex="normal" style:font-weight-complex="normal"/>
    </style:style>
    <style:style style:name="P22" style:family="paragraph" style:parent-style-name="Standard">
      <style:paragraph-properties fo:margin-left="0cm" fo:margin-right="0cm" fo:line-height="150%" fo:text-align="justify" style:justify-single-word="false" fo:text-indent="1.27cm" style:auto-text-indent="true"/>
      <style:text-properties style:font-name="Source Sans Pro" fo:font-style="normal" fo:font-weight="normal" officeooo:rsid="00144bf4" officeooo:paragraph-rsid="001f42a9" style:font-style-asian="normal" style:font-weight-asian="normal" style:font-style-complex="normal" style:font-weight-complex="normal"/>
    </style:style>
    <style:style style:name="P23" style:family="paragraph" style:parent-style-name="Standard">
      <style:paragraph-properties fo:margin-left="0cm" fo:margin-right="0cm" fo:line-height="150%" fo:text-align="justify" style:justify-single-word="false" fo:text-indent="1.27cm" style:auto-text-indent="true"/>
      <style:text-properties style:font-name="Source Sans Pro" fo:font-style="normal" fo:font-weight="normal" officeooo:rsid="00144bf4" officeooo:paragraph-rsid="0020ed25" style:font-style-asian="normal" style:font-weight-asian="normal" style:font-style-complex="normal" style:font-weight-complex="normal"/>
    </style:style>
    <style:style style:name="P24" style:family="paragraph" style:parent-style-name="Standard">
      <style:paragraph-properties fo:margin-left="0cm" fo:margin-right="0cm" fo:line-height="150%" fo:text-align="justify" style:justify-single-word="false" fo:text-indent="1.27cm" style:auto-text-indent="true"/>
      <style:text-properties style:font-name="Source Sans Pro" fo:font-style="normal" fo:font-weight="normal" officeooo:rsid="00144bf4" officeooo:paragraph-rsid="002408e0" style:font-style-asian="normal" style:font-weight-asian="normal" style:font-style-complex="normal" style:font-weight-complex="normal"/>
    </style:style>
    <style:style style:name="P25" style:family="paragraph" style:parent-style-name="Standard">
      <style:paragraph-properties fo:margin-left="0cm" fo:margin-right="0cm" fo:line-height="150%" fo:text-align="justify" style:justify-single-word="false" fo:text-indent="1.27cm" style:auto-text-indent="true"/>
      <style:text-properties style:font-name="Source Sans Pro" fo:font-style="normal" fo:font-weight="normal" officeooo:rsid="00144bf4" officeooo:paragraph-rsid="0026a5b4" style:font-style-asian="normal" style:font-weight-asian="normal" style:font-style-complex="normal" style:font-weight-complex="normal"/>
    </style:style>
    <style:style style:name="P26" style:family="paragraph" style:parent-style-name="Standard">
      <style:paragraph-properties fo:margin-left="0cm" fo:margin-right="0cm" fo:line-height="150%" fo:text-align="justify" style:justify-single-word="false" fo:text-indent="1.27cm" style:auto-text-indent="true"/>
      <style:text-properties style:font-name="Source Sans Pro" fo:font-style="normal" fo:font-weight="normal" officeooo:rsid="00144bf4" officeooo:paragraph-rsid="002766ce" style:font-style-asian="normal" style:font-weight-asian="normal" style:font-style-complex="normal" style:font-weight-complex="normal"/>
    </style:style>
    <style:style style:name="P27" style:family="paragraph" style:parent-style-name="Standard">
      <style:paragraph-properties fo:margin-left="0cm" fo:margin-right="0cm" fo:line-height="150%" fo:text-align="justify" style:justify-single-word="false" fo:text-indent="1.27cm" style:auto-text-indent="true"/>
      <style:text-properties style:font-name="Source Sans Pro" fo:font-style="normal" officeooo:rsid="0020ed25" officeooo:paragraph-rsid="0020ed25" style:font-style-asian="normal" style:font-style-complex="normal"/>
    </style:style>
    <style:style style:name="P28" style:family="paragraph" style:parent-style-name="Standard">
      <style:paragraph-properties fo:margin-left="0cm" fo:margin-right="0cm" fo:line-height="150%" fo:text-align="justify" style:justify-single-word="false" fo:text-indent="1.27cm" style:auto-text-indent="true"/>
      <style:text-properties style:font-name="Source Sans Pro" fo:font-style="normal" officeooo:rsid="00144bf4" officeooo:paragraph-rsid="0020f597" style:font-style-asian="normal" style:font-style-complex="normal"/>
    </style:style>
    <style:style style:name="P29" style:family="paragraph" style:parent-style-name="Standard">
      <style:paragraph-properties fo:line-height="150%" fo:break-before="page"/>
      <style:text-properties style:font-name="Playfair Display" fo:font-size="18pt" fo:font-weight="bold" officeooo:rsid="00144bf4" officeooo:paragraph-rsid="002c3f4b" style:font-size-asian="18pt" style:font-weight-asian="bold" style:font-size-complex="18pt" style:font-weight-complex="bold"/>
    </style:style>
    <style:style style:name="T1" style:family="text">
      <style:text-properties officeooo:rsid="00144bf4"/>
    </style:style>
    <style:style style:name="T2" style:family="text">
      <style:text-properties fo:font-weight="bold" officeooo:rsid="00144bf4" style:font-weight-asian="bold" style:font-weight-complex="bold"/>
    </style:style>
    <style:style style:name="T3" style:family="text">
      <style:text-properties style:font-name="Source Sans Pro" fo:font-weight="normal" officeooo:rsid="00144bf4" style:font-weight-asian="normal" style:font-weight-complex="normal"/>
    </style:style>
    <style:style style:name="T4" style:family="text">
      <style:text-properties style:font-name="Source Sans Pro" fo:font-weight="normal" officeooo:rsid="0017ed2d" style:font-weight-asian="normal" style:font-weight-complex="normal"/>
    </style:style>
    <style:style style:name="T5" style:family="text">
      <style:text-properties style:font-name="Source Sans Pro" fo:font-weight="normal" officeooo:rsid="00197d94" style:font-weight-asian="normal" style:font-weight-complex="normal"/>
    </style:style>
    <style:style style:name="T6" style:family="text">
      <style:text-properties style:font-name="Source Sans Pro" fo:font-weight="normal" officeooo:rsid="001a8e35" style:font-weight-asian="normal" style:font-weight-complex="normal"/>
    </style:style>
    <style:style style:name="T7" style:family="text">
      <style:text-properties style:font-name="Source Sans Pro" style:text-underline-style="none" fo:font-weight="normal" officeooo:rsid="00144bf4" style:font-weight-asian="normal" style:font-weight-complex="normal"/>
    </style:style>
    <style:style style:name="T8" style:family="text">
      <style:text-properties style:font-name="Source Sans Pro" fo:font-style="normal" fo:font-weight="normal" officeooo:rsid="00144bf4" style:font-style-asian="normal" style:font-weight-asian="normal" style:font-style-complex="normal" style:font-weight-complex="normal"/>
    </style:style>
    <style:style style:name="T9" style:family="text">
      <style:text-properties style:font-name="Source Sans Pro" fo:font-style="normal" fo:font-weight="normal" officeooo:rsid="001fa330"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20f597" style:font-weight-asian="normal" style:font-weight-complex="normal"/>
    </style:style>
    <style:style style:name="T12" style:family="text">
      <style:text-properties officeooo:rsid="001b37ee"/>
    </style:style>
    <style:style style:name="T13" style:family="text">
      <style:text-properties officeooo:rsid="001cb723"/>
    </style:style>
    <style:style style:name="T14" style:family="text">
      <style:text-properties officeooo:rsid="001d7fc9"/>
    </style:style>
    <style:style style:name="T15" style:family="text">
      <style:text-properties officeooo:rsid="001f42a9"/>
    </style:style>
    <style:style style:name="T16" style:family="text">
      <style:text-properties officeooo:rsid="0020ed25"/>
    </style:style>
    <style:style style:name="T17" style:family="text">
      <style:text-properties officeooo:rsid="00238917"/>
    </style:style>
    <style:style style:name="T18" style:family="text">
      <style:text-properties officeooo:rsid="002408e0"/>
    </style:style>
    <style:style style:name="T19" style:family="text">
      <style:text-properties officeooo:rsid="0026a5b4"/>
    </style:style>
    <style:style style:name="T20" style:family="text">
      <style:text-properties officeooo:rsid="002766ce"/>
    </style:style>
    <style:style style:name="T21" style:family="text">
      <style:text-properties officeooo:rsid="0028dedb"/>
    </style:style>
    <style:style style:name="T22" style:family="text">
      <style:text-properties officeooo:rsid="002c3f4b"/>
    </style:style>
    <style:style style:name="T23" style:family="text">
      <style:text-properties officeooo:rsid="002d8ec8"/>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text:span text:style-name="T12">erecho de las Tecnologías de la Información y las Comunicaciones</text:span></text:p>
      <text:p text:style-name="P3">Capítulo 1: Introducción</text:p>
      <text:list xml:id="list2967782506" text:style-name="L1">
        <text:list-item>
          <text:p text:style-name="P4">Generalidades</text:p>
        </text:list-item>
      </text:list>
      <text:p text:style-name="P15"><text:span text:style-name="T7">Las Tecnologías de la Información y las Comunicaciones (TIC) tienen un gran impacto en el desarrollo de la vida en sociedad</text:span><text:span text:style-name="T3">. </text:span><text:span text:style-name="T4">Sin embargo, su presencia, con todos los beneficios que puede suponer, abre también la posibilidad de vulnerar ciertos derechos fundamentales del individuo (e.g., puede llegar a convertirse en un «instrumento de presión y control de masas», </text:span><text:span text:style-name="T6">y/o plegarse a intereses comerciales</text:span><text:span text:style-name="T4">). </text:span><text:span text:style-name="T5">También el desarrollo de la actividad jurídica se ve afectado por la irrupción de estas tecnologías.</text:span></text:p>
      <text:list xml:id="list115234663940307" text:continue-numbering="true" text:style-name="L1">
        <text:list-item>
          <text:p text:style-name="P4">El llamado «Derecho Informático»</text:p>
        </text:list-item>
      </text:list>
      <text:p text:style-name="P20">D<text:span text:style-name="T13">e la interacción de las TIC con las diversas esferas de la vida en sociedad, así como en relación a las posibilidades abiertas por su presencia, surge la necesidad de regular nuevas realidades. Entre los aspectos más importantes de lo que llamaremos Derecho Informático, encontramos las que enumeramos en los siguientes apartados.</text:span></text:p>
      <text:list xml:id="list115235623938938" text:continue-numbering="true" text:style-name="L1">
        <text:list-item>
          <text:list>
            <text:list-item>
              <text:p text:style-name="P10">La «protección de datos».</text:p>
            </text:list-item>
          </text:list>
        </text:list-item>
      </text:list>
      <text:p text:style-name="P21">L<text:span text:style-name="T14">as llamadas «leyes de protección de datos» desarrollan la protección jurídica de los derechos de las personas ante la potencial agresividad de la informática, con respecto al tratamiento automático de las datos de carácter personal de modo automático, y constituyen el centro de atención preferente del «Derecho Informático».</text:span></text:p>
      <text:list xml:id="list115234504570662" text:continue-numbering="true" text:style-name="L1">
        <text:list-item>
          <text:list>
            <text:list-item>
              <text:p text:style-name="P10">La protección jurídica del software.</text:p>
            </text:list-item>
          </text:list>
        </text:list-item>
      </text:list>
      <text:p text:style-name="P22">C<text:span text:style-name="T15">on el nacimiento de las TIC nace también nuevos frutos del trabajo que son objeto de propiedad: los equipos o materiales que componen un computador, que son poco conflictivos; pero también otros, como los programas, que han debido de sufrir un difícil camino hasta hacer efectiva su protección.</text:span></text:p>
      <text:list xml:id="list115234381409296" text:continue-numbering="true" text:style-name="L1">
        <text:list-item>
          <text:list>
            <text:list-item>
              <text:p text:style-name="P10">La protección jurídica de las bases de datos</text:p>
            </text:list-item>
          </text:list>
        </text:list-item>
      </text:list>
      <text:p text:style-name="P16"><text:span text:style-name="T8">L</text:span><text:span text:style-name="T9">a importancia de las bases de datos como centro neurálgico de la información (ellas son el alfa y el omega de los procesos telemáticos: de ellas surge la información, y a </text:span><text:soft-page-break/><text:span text:style-name="T9">ellas vuelven los resultados del procesamiento) las hace merecedoras de un tratamiento particular dentro de los bienes de propiedad derivados de las TIC. Tal industria tiene relevancia en la propia actividad del Derecho (en la medida en que en ellas se almacena la propia información jurídica, por ejemplo), y en ella intervienen numerosos agentes: creadores de bases de datos, distribuidores, usuarios y operadores de comunicaciones.</text:span></text:p>
      <text:list xml:id="list115234811293105" text:continue-numbering="true" text:style-name="L1">
        <text:list-item>
          <text:list>
            <text:list-item>
              <text:p text:style-name="P10">La contratación por medios electrónicos. <text:span text:style-name="T17">El nuevo escenario comercial. El Derecho laboral.</text:span></text:p>
            </text:list-item>
          </text:list>
        </text:list-item>
      </text:list>
      <text:p text:style-name="P23">L<text:span text:style-name="T16">a Informática ofrece un nuevo ámbito para las relaciones humanas, y en particular laborales y comerciales.</text:span></text:p>
      <text:p text:style-name="P27"><text:span text:style-name="T10">En relación a lo primero, el Derecho debe examinar cuidadosamente la nueva posibilidad de contratación por medios electrónicos.</text:span></text:p>
      <text:p text:style-name="P27"><text:span text:style-name="T10">En cuanto a lo último, el desarrollo de la actividad empresarial difiere del de años atrás; nuevos bienes y servicios se ofrecen gracias a las TIC, se abren nuevos mercados y se cierran algunos viejos; etc. Todo ello debe despertar la atención del jurista.</text:span></text:p>
      <text:list xml:id="list115236142803799" text:continue-numbering="true" text:style-name="L1">
        <text:list-item>
          <text:list>
            <text:list-item>
              <text:p text:style-name="P10">La vulnerabilidad de los datos</text:p>
            </text:list-item>
          </text:list>
        </text:list-item>
      </text:list>
      <text:p text:style-name="P28"><text:span text:style-name="T10">L</text:span><text:span text:style-name="T11">a realidad social se ha convertido en dependiente de los sistemas informáticos, y convertido en vulnerable, en consecuencia, debido a las características propias de estos sistemas: vulnerabilidad física, lógica y jurídica; las dos primeras corresponden a la dimensión técnica, la otra es la que aquí nos ocupa.</text:span></text:p>
      <text:list xml:id="list115235999971488" text:continue-numbering="true" text:style-name="L1">
        <text:list-item>
          <text:list>
            <text:list-item>
              <text:p text:style-name="P10">La transferencia electrónica de datos y de fondos.</text:p>
            </text:list-item>
          </text:list>
        </text:list-item>
      </text:list>
      <text:p text:style-name="P24">T<text:span text:style-name="T18">anto entre empresas como entre particulares, las TIC han abierto la posibilidad de transferencia electrónica de datos y de fondos. Además, en relación y consecuencia, ha habido una explosión del uso de medios digitales de pago (tarjetas de crédito, etc.). Todo ello requiere de una especial atención jurídica por las relaciones contractuales que de tales interacciones se derivan.</text:span></text:p>
      <text:list xml:id="list115235147984058" text:continue-numbering="true" text:style-name="L1">
        <text:list-item>
          <text:list>
            <text:list-item>
              <text:p text:style-name="P10">El Derecho Procesal</text:p>
            </text:list-item>
          </text:list>
        </text:list-item>
      </text:list>
      <text:p text:style-name="P25">C<text:span text:style-name="T19">omo ya hemos adelantado, el propio proceso jurídico, en su interés por garantizar los medios para la aplicación de la justicia, puede tomar provecho de las posibilidades que abren las TIC. En la introducción de los procesos automáticos como componente del proceso judicial debe asimismo aportarse un marco legal que regule su uso en este ámbito particular.</text:span></text:p>
      <text:list xml:id="list115234159228045" text:continue-numbering="true" text:style-name="L1">
        <text:list-item>
          <text:list>
            <text:list-item>
              <text:p text:style-name="P10"><text:soft-page-break/>La Ley de Procedimiento Administrativo</text:p>
            </text:list-item>
          </text:list>
        </text:list-item>
      </text:list>
      <text:p text:style-name="P26">E<text:span text:style-name="T20">n el mismo sentido que en el apartado anterior, la introducción de tecnologías telemáticas en el ámbito de la Administración Pública tiene que venir acompañada por un marco regulativo para la utilización apropiada de esas tecnologías.</text:span></text:p>
      <text:list xml:id="list115234904625904" text:continue-numbering="true" text:style-name="L1">
        <text:list-item>
          <text:list>
            <text:list-item>
              <text:p text:style-name="P10">Las normas prematuras y las normas rezagadas</text:p>
            </text:list-item>
          </text:list>
        </text:list-item>
      </text:list>
      <text:p text:style-name="P18">P<text:span text:style-name="T21">or último, la rapidez de cambio del mundo de las TIC obliga a veces a regular determinados aspectos bajo normas en las que tal objeto no encuentra su nato o definitivo acomodo, pero necesarias para su control instantáneo (las llamamos por ello «normas prematuras»); análogamente, es posible que surjan «normas rezagadas», que nacen cuando ya existe una regulación inferior que pueden aprovechar para su desarrollo, pero que pueden venir «demasiado tarde» en el tiempo. Las relaciones entre ambos tipos de normas pueden producir un caos normativo y contradicciones difíciles de dirimir.</text:span></text:p>
      <text:p text:style-name="P2"/>
      <text:p text:style-name="P29">L<text:span text:style-name="T22">a protección de datos</text:span></text:p>
      <text:list xml:id="list115234626386566" text:continue-list="list115234904625904" text:style-name="L1">
        <text:list-item text:start-value="1">
          <text:p text:style-name="P5">G<text:span text:style-name="T22">eneralidades</text:span></text:p>
        </text:list-item>
        <text:list-item>
          <text:p text:style-name="P6">Datos, información e informática</text:p>
          <text:list>
            <text:list-item>
              <text:p text:style-name="P11">I<text:span text:style-name="T22">nfluencia de las comunicaciones.</text:span></text:p>
            </text:list-item>
          </text:list>
        </text:list-item>
        <text:list-item>
          <text:p text:style-name="P8">La protección de datos</text:p>
          <text:list>
            <text:list-item>
              <text:p text:style-name="P13">La expresión «protección de datos».</text:p>
            </text:list-item>
            <text:list-item>
              <text:p text:style-name="P13">Los datos personales: clasificación.</text:p>
            </text:list-item>
            <text:list-item>
              <text:p text:style-name="P13">La privacidad.</text:p>
            </text:list-item>
            <text:list-item>
              <text:p text:style-name="P13">La conciencia europea sobre protección de la privacidad.</text:p>
            </text:list-item>
            <text:list-item>
              <text:p text:style-name="P13">Referencia a la evolución de la normativa española.</text:p>
            </text:list-item>
            <text:list-item>
              <text:p text:style-name="P13">La Directiva sobre la privacidad y las comunicaciones electrónicas.</text:p>
            </text:list-item>
            <text:list-item>
              <text:p text:style-name="P13">El Convenio europeo de protección de datos.</text:p>
            </text:list-item>
            <text:list-item>
              <text:p text:style-name="P13">Las Resoluciones (73) 22 y (74) 29 del Comité de Ministros del Consejo de Europa.</text:p>
            </text:list-item>
          </text:list>
        </text:list-item>
        <text:list-item>
          <text:p text:style-name="P8">Principios y derechos</text:p>
          <text:list>
            <text:list-item>
              <text:p text:style-name="P12">L<text:span text:style-name="T22">os momentos del tratamiento de datos.</text:span></text:p>
            </text:list-item>
            <text:list-item>
              <text:p text:style-name="P13">Los principios.</text:p>
            </text:list-item>
            <text:list-item>
              <text:p text:style-name="P13">Los derechos.</text:p>
            </text:list-item>
          </text:list>
        </text:list-item>
        <text:list-item>
          <text:p text:style-name="P8">La Ley española de protección de datos</text:p>
          <text:list>
            <text:list-item>
              <text:p text:style-name="P13">Texto de la Ley Orgánica de Protección de Datos <text:span text:style-name="T23">(LOPD)</text:span>.</text:p>
            </text:list-item>
            <text:list-item>
              <text:p text:style-name="P14">El desarrollo reglamentario de la LOPD.</text:p>
            </text:list-item>
          </text:list>
        </text:list-item>
        <text:list-item>
          <text:p text:style-name="P8">Conclusión</text:p>
        </text:list-item>
      </text:list>
      <text:p text:style-name="P17">Texto…</text:p>
      <text:p text:style-name="P29">L<text:span text:style-name="T22">a protección de datos</text:span></text:p>
      <text:list xml:id="list115235105894771" text:continue-list="list115234626386566" text:style-name="L1">
        <text:list-item text:start-value="1">
          <text:p text:style-name="P7"><text:span text:style-name="T2">Apartado</text:span></text:p>
          <text:list>
            <text:list-item>
              <text:p text:style-name="P9"><text:span text:style-name="T1">Subapartado</text:span></text:p>
            </text:list-item>
          </text:list>
        </text:list-item>
      </text:list>
      <text:p text:style-name="P19">Text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Source Code Pro" svg:font-family="'Source Code Pro'" style:font-family-generic="modern" style:font-pitch="fixed"/>
    <style:font-face style:name="Playfair Display" svg:font-family="'Playfair Display'"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30T10:44:59.157000000</meta:creation-date>
    <dc:date>2019-09-30T11:52:33.892000000</dc:date>
    <meta:editing-duration>PT56M4S</meta:editing-duration>
    <meta:editing-cycles>22</meta:editing-cycles>
    <meta:generator>LibreOffice/6.3.1.2$Windows_X86_64 LibreOffice_project/b79626edf0065ac373bd1df5c28bd630b4424273</meta:generator>
    <meta:document-statistic meta:table-count="0" meta:image-count="0" meta:object-count="0" meta:page-count="5" meta:paragraph-count="52" meta:word-count="917" meta:character-count="5867" meta:non-whitespace-character-count="4969"/>
  </office:meta>
</office:document-meta>
</file>